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10.57mm"/>
    </style:style>
    <style:style style:name="co2" style:family="table-column">
      <style:table-column-properties fo:break-before="auto" style:column-width="14.59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12.72mm"/>
    </style:style>
    <style:style style:name="co5" style:family="table-column">
      <style:table-column-properties fo:break-before="auto" style:column-width="12.98mm"/>
    </style:style>
    <style:style style:name="co6" style:family="table-column">
      <style:table-column-properties fo:break-before="auto" style:column-width="12.45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8.89mm"/>
    </style:style>
    <style:style style:name="co9" style:family="table-column">
      <style:table-column-properties fo:break-before="auto" style:column-width="18.34mm"/>
    </style:style>
    <style:style style:name="co10" style:family="table-column">
      <style:table-column-properties fo:break-before="auto" style:column-width="14.32mm"/>
    </style:style>
    <style:style style:name="co11" style:family="table-column">
      <style:table-column-properties fo:break-before="auto" style:column-width="14.87mm"/>
    </style:style>
    <style:style style:name="co12" style:family="table-column">
      <style:table-column-properties fo:break-before="auto" style:column-width="25.7mm"/>
    </style:style>
    <style:style style:name="co13" style:family="table-column">
      <style:table-column-properties fo:break-before="auto" style:column-width="21.31mm"/>
    </style:style>
    <style:style style:name="co14" style:family="table-column">
      <style:table-column-properties fo:break-before="auto" style:column-width="20.76mm"/>
    </style:style>
    <style:style style:name="co15" style:family="table-column">
      <style:table-column-properties fo:break-before="auto" style:column-width="20.23mm"/>
    </style:style>
    <style:style style:name="co16" style:family="table-column">
      <style:table-column-properties fo:break-before="auto" style:column-width="21.01mm"/>
    </style:style>
    <style:style style:name="co17" style:family="table-column">
      <style:table-column-properties fo:break-before="auto" style:column-width="40.66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7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2">
      <style:table-cell-properties fo:background-color="#ff99ff"/>
    </style:style>
    <style:style style:name="ce3" style:family="table-cell" style:parent-style-name="Default" style:data-style-name="N2">
      <style:table-cell-properties fo:background-color="#ccff00"/>
    </style:style>
    <style:style style:name="ce4" style:family="table-cell" style:parent-style-name="Default" style:data-style-name="N2">
      <style:table-cell-properties fo:background-color="#ccff00" fo:border="none"/>
    </style:style>
    <style:style style:name="ce5" style:family="table-cell" style:parent-style-name="Default" style:data-style-name="N2">
      <style:table-cell-properties fo:background-color="#ccff00"/>
      <style:text-properties style:font-name="Liberation Sans" style:font-name-asian="Source Han Sans CN Normal" style:font-name-complex="Lohit Devanagari"/>
    </style:style>
    <style:style style:name="ce6" style:family="table-cell" style:parent-style-name="Default" style:data-style-name="N2">
      <style:table-cell-properties fo:border="none"/>
    </style:style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equenc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3" table:default-cell-style-name="ce2"/>
        <table:table-column table:style-name="co9" table:default-cell-style-name="ce2"/>
        <table:table-column table:style-name="co10" table:default-cell-style-name="ce3"/>
        <table:table-column table:style-name="co2" table:number-columns-repeated="2" table:default-cell-style-name="ce3"/>
        <table:table-column table:style-name="co11" table:number-columns-repeated="2" table:default-cell-style-name="ce3"/>
        <table:table-column table:style-name="co10" table:default-cell-style-name="ce3"/>
        <table:table-column table:style-name="co12" table:default-cell-style-name="ce3"/>
        <table:table-column table:style-name="co13" table:number-columns-repeated="2" table:default-cell-style-name="ce3"/>
        <table:table-column table:style-name="co14" table:number-columns-repeated="3" table:default-cell-style-name="ce3"/>
        <table:table-column table:style-name="co15" table:default-cell-style-name="ce3"/>
        <table:table-column table:style-name="co16" table:default-cell-style-name="ce7"/>
        <table:table-column table:style-name="co17" table:default-cell-style-name="Default"/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Step</text:p>
          </table:table-cell>
          <table:table-cell table:style-name="Default" office:value-type="string" calcext:value-type="string">
            <text:p>iTypeC</text:p>
          </table:table-cell>
          <table:table-cell table:style-name="Default" office:value-type="string" calcext:value-type="string">
            <text:p>fCtr_A</text:p>
          </table:table-cell>
          <table:table-cell table:style-name="Default" office:value-type="string" calcext:value-type="string">
            <text:p>fCtr_B</text:p>
          </table:table-cell>
          <table:table-cell table:style-name="Default" office:value-type="string" calcext:value-type="string">
            <text:p>fCtr_C</text:p>
          </table:table-cell>
          <table:table-cell table:style-name="Default" office:value-type="string" calcext:value-type="string">
            <text:p>fCtr_D</text:p>
          </table:table-cell>
          <table:table-cell table:style-name="Default" office:value-type="string" calcext:value-type="string">
            <text:p>fCtr_E</text:p>
          </table:table-cell>
          <table:table-cell table:style-name="Default" office:value-type="string" calcext:value-type="string">
            <text:p>fCtr_H_On</text:p>
          </table:table-cell>
          <table:table-cell table:style-name="Default" office:value-type="string" calcext:value-type="string">
            <text:p>fCtr_S_On</text:p>
          </table:table-cell>
          <table:table-cell table:style-name="Default" office:value-type="string" calcext:value-type="string">
            <text:p>fCtr_L_On</text:p>
          </table:table-cell>
          <table:table-cell table:style-name="Default" office:value-type="string" calcext:value-type="string">
            <text:p>fCtr_H_Off</text:p>
          </table:table-cell>
          <table:table-cell table:style-name="Default" office:value-type="string" calcext:value-type="string">
            <text:p>fCtr_S_Off</text:p>
          </table:table-cell>
          <table:table-cell table:style-name="Default" office:value-type="string" calcext:value-type="string">
            <text:p>fCtr_L_Off</text:p>
          </table:table-cell>
          <table:table-cell table:style-name="Default" office:value-type="string" calcext:value-type="string">
            <text:p>iTypeS</text:p>
          </table:table-cell>
          <table:table-cell table:style-name="Default" office:value-type="string" calcext:value-type="string">
            <text:p>fStrb_A</text:p>
          </table:table-cell>
          <table:table-cell table:style-name="Default" office:value-type="string" calcext:value-type="string">
            <text:p>fStrb_B</text:p>
          </table:table-cell>
          <table:table-cell table:style-name="Default" office:value-type="string" calcext:value-type="string">
            <text:p>fStrb_C</text:p>
          </table:table-cell>
          <table:table-cell table:style-name="Default" office:value-type="string" calcext:value-type="string">
            <text:p>fStrb_D</text:p>
          </table:table-cell>
          <table:table-cell table:style-name="Default" office:value-type="string" calcext:value-type="string">
            <text:p>fStrb_E</text:p>
          </table:table-cell>
          <table:table-cell table:style-name="Default" office:value-type="string" calcext:value-type="string">
            <text:p>lPattern</text:p>
          </table:table-cell>
          <table:table-cell table:style-name="Default" office:value-type="string" calcext:value-type="string">
            <text:p>fStrb_H_On</text:p>
          </table:table-cell>
          <table:table-cell table:style-name="Default" office:value-type="string" calcext:value-type="string">
            <text:p>fStrb_S_On</text:p>
          </table:table-cell>
          <table:table-cell table:style-name="Default" office:value-type="string" calcext:value-type="string">
            <text:p>fStrb_L_On</text:p>
          </table:table-cell>
          <table:table-cell table:style-name="Default" office:value-type="string" calcext:value-type="string">
            <text:p>fStrb_H_Off</text:p>
          </table:table-cell>
          <table:table-cell table:style-name="Default" office:value-type="string" calcext:value-type="string">
            <text:p>fStrb_S_Off</text:p>
          </table:table-cell>
          <table:table-cell table:style-name="Default" office:value-type="string" calcext:value-type="string">
            <text:p>fStrb_L_Off</text:p>
          </table:table-cell>
          <table:table-cell table:style-name="Default" office:value-type="string" calcext:value-type="string">
            <text:p>lSeqTime</text:p>
          </table:table-cell>
          <table:table-cell table:style-name="ce8" office:value-type="string" calcext:value-type="string">
            <text:p>Total time</text:p>
          </table:table-cell>
          <table:table-cell table:style-name="ce8" office:value-type="string" calcext:value-type="string">
            <text:p>Tot Sec</text:p>
          </table:table-cell>
          <table:table-cell table:style-name="ce8" office:value-type="string" calcext:value-type="string">
            <text:p>Hours</text:p>
          </table:table-cell>
          <table:table-cell table:style-name="ce8" office:value-type="string" calcext:value-type="string">
            <text:p>Minutes</text:p>
          </table:table-cell>
          <table:table-cell table:style-name="ce8" office:value-type="string" calcext:value-type="string">
            <text:p>Second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f_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table:formula="of:=[.O2]" office:value-type="float" office:value="3" calcext:value-type="float">
            <text:p>3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style-name="ce9" table:formula="of:=[.AD2]&amp;&quot;:&quot;&amp;[.AE2]&amp;&quot;:&quot;&amp;[.AF2]" office:value-type="string" office:string-value="0:23:20" calcext:value-type="string">
            <text:p>0:23:20</text:p>
          </table:table-cell>
          <table:table-cell table:style-name="ce8" table:formula="of:=SUM([.AA2:.AA1000])/1000" office:value-type="float" office:value="1400" calcext:value-type="float">
            <text:p>1400</text:p>
          </table:table-cell>
          <table:table-cell table:style-name="ce8" table:formula="of:=ROUNDDOWN([.AC2]/3600)" office:value-type="float" office:value="0" calcext:value-type="float">
            <text:p>0</text:p>
          </table:table-cell>
          <table:table-cell table:style-name="ce8" table:formula="of:=ROUNDDOWN(([.AC2]/3600-[.AD2])*60)" office:value-type="float" office:value="23" calcext:value-type="float">
            <text:p>23</text:p>
          </table:table-cell>
          <table:table-cell table:style-name="ce8" table:formula="of:=ROUND([.AC2]-[.AD2]*3600-[.AE2]*60;0)"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]+0.2" office:value-type="float" office:value="3.2" calcext:value-type="float">
            <text:p>3.20</text:p>
          </table:table-cell>
          <table:table-cell table:formula="of:=[.O3]" office:value-type="float" office:value="3.2" calcext:value-type="float">
            <text:p>3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]+0.2" office:value-type="float" office:value="3.4" calcext:value-type="float">
            <text:p>3.40</text:p>
          </table:table-cell>
          <table:table-cell table:formula="of:=[.O4]" office:value-type="float" office:value="3.4" calcext:value-type="float">
            <text:p>3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]+0.2" office:value-type="float" office:value="3.6" calcext:value-type="float">
            <text:p>3.60</text:p>
          </table:table-cell>
          <table:table-cell table:formula="of:=[.O5]" office:value-type="float" office:value="3.6" calcext:value-type="float">
            <text:p>3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]+0.2" office:value-type="float" office:value="3.8" calcext:value-type="float">
            <text:p>3.80</text:p>
          </table:table-cell>
          <table:table-cell table:formula="of:=[.O6]" office:value-type="float" office:value="3.8" calcext:value-type="float">
            <text:p>3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]+0.2" office:value-type="float" office:value="4" calcext:value-type="float">
            <text:p>4.00</text:p>
          </table:table-cell>
          <table:table-cell table:formula="of:=[.O7]" office:value-type="float" office:value="4" calcext:value-type="float">
            <text:p>4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]+0.2" office:value-type="float" office:value="4.2" calcext:value-type="float">
            <text:p>4.20</text:p>
          </table:table-cell>
          <table:table-cell table:formula="of:=[.O8]" office:value-type="float" office:value="4.2" calcext:value-type="float">
            <text:p>4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]+0.2" office:value-type="float" office:value="4.4" calcext:value-type="float">
            <text:p>4.40</text:p>
          </table:table-cell>
          <table:table-cell table:formula="of:=[.O9]" office:value-type="float" office:value="4.4" calcext:value-type="float">
            <text:p>4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]+0.2" office:value-type="float" office:value="4.6" calcext:value-type="float">
            <text:p>4.60</text:p>
          </table:table-cell>
          <table:table-cell table:formula="of:=[.O10]" office:value-type="float" office:value="4.6" calcext:value-type="float">
            <text:p>4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]+0.2" office:value-type="float" office:value="4.8" calcext:value-type="float">
            <text:p>4.80</text:p>
          </table:table-cell>
          <table:table-cell table:formula="of:=[.O11]" office:value-type="float" office:value="4.8" calcext:value-type="float">
            <text:p>4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]+0.2" office:value-type="float" office:value="5" calcext:value-type="float">
            <text:p>5.00</text:p>
          </table:table-cell>
          <table:table-cell table:formula="of:=[.O12]" office:value-type="float" office:value="5" calcext:value-type="float">
            <text:p>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2]+0.2" office:value-type="float" office:value="5.2" calcext:value-type="float">
            <text:p>5.20</text:p>
          </table:table-cell>
          <table:table-cell table:formula="of:=[.O13]" office:value-type="float" office:value="5.2" calcext:value-type="float">
            <text:p>5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]+0.2" office:value-type="float" office:value="5.4" calcext:value-type="float">
            <text:p>5.40</text:p>
          </table:table-cell>
          <table:table-cell table:formula="of:=[.O14]" office:value-type="float" office:value="5.4" calcext:value-type="float">
            <text:p>5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]+0.2" office:value-type="float" office:value="5.6" calcext:value-type="float">
            <text:p>5.60</text:p>
          </table:table-cell>
          <table:table-cell table:formula="of:=[.O15]" office:value-type="float" office:value="5.6" calcext:value-type="float">
            <text:p>5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]+0.2" office:value-type="float" office:value="5.8" calcext:value-type="float">
            <text:p>5.80</text:p>
          </table:table-cell>
          <table:table-cell table:formula="of:=[.O16]" office:value-type="float" office:value="5.8" calcext:value-type="float">
            <text:p>5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6]+0.2" office:value-type="float" office:value="6" calcext:value-type="float">
            <text:p>6.00</text:p>
          </table:table-cell>
          <table:table-cell table:formula="of:=[.O17]" office:value-type="float" office:value="6" calcext:value-type="float">
            <text:p>6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7]+0.2" office:value-type="float" office:value="6.2" calcext:value-type="float">
            <text:p>6.20</text:p>
          </table:table-cell>
          <table:table-cell table:formula="of:=[.O18]" office:value-type="float" office:value="6.2" calcext:value-type="float">
            <text:p>6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8]+0.2" office:value-type="float" office:value="6.4" calcext:value-type="float">
            <text:p>6.40</text:p>
          </table:table-cell>
          <table:table-cell table:formula="of:=[.O19]" office:value-type="float" office:value="6.4" calcext:value-type="float">
            <text:p>6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9]+0.2" office:value-type="float" office:value="6.6" calcext:value-type="float">
            <text:p>6.60</text:p>
          </table:table-cell>
          <table:table-cell table:formula="of:=[.O20]" office:value-type="float" office:value="6.6" calcext:value-type="float">
            <text:p>6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0]+0.2" office:value-type="float" office:value="6.8" calcext:value-type="float">
            <text:p>6.80</text:p>
          </table:table-cell>
          <table:table-cell table:formula="of:=[.O21]" office:value-type="float" office:value="6.8" calcext:value-type="float">
            <text:p>6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1]+0.2" office:value-type="float" office:value="7" calcext:value-type="float">
            <text:p>7.00</text:p>
          </table:table-cell>
          <table:table-cell table:formula="of:=[.O22]" office:value-type="float" office:value="7" calcext:value-type="float">
            <text:p>7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2]+0.2" office:value-type="float" office:value="7.2" calcext:value-type="float">
            <text:p>7.20</text:p>
          </table:table-cell>
          <table:table-cell table:formula="of:=[.O23]" office:value-type="float" office:value="7.2" calcext:value-type="float">
            <text:p>7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3]+0.2" office:value-type="float" office:value="7.4" calcext:value-type="float">
            <text:p>7.40</text:p>
          </table:table-cell>
          <table:table-cell table:formula="of:=[.O24]" office:value-type="float" office:value="7.4" calcext:value-type="float">
            <text:p>7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4]+0.2" office:value-type="float" office:value="7.6" calcext:value-type="float">
            <text:p>7.60</text:p>
          </table:table-cell>
          <table:table-cell table:formula="of:=[.O25]" office:value-type="float" office:value="7.6" calcext:value-type="float">
            <text:p>7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5]+0.2" office:value-type="float" office:value="7.8" calcext:value-type="float">
            <text:p>7.80</text:p>
          </table:table-cell>
          <table:table-cell table:formula="of:=[.O26]" office:value-type="float" office:value="7.8" calcext:value-type="float">
            <text:p>7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2"/>
          <table:table-cell table:formula="of:=1/0.17" office:value-type="float" office:value="5.88235294117647" calcext:value-type="float">
            <text:p>5.88235294117647</text:p>
          </table:table-cell>
          <table:table-cell table:formula="of:=[.AD26]*0.33" office:value-type="float" office:value="1.94117647058824" calcext:value-type="float">
            <text:p>1.94117647058824</text:p>
          </table:table-cell>
          <table:table-cell table:formula="of:=[.AD26]-[.AE26]" office:value-type="float" office:value="3.94117647058823" calcext:value-type="float">
            <text:p>3.94117647058823</text:p>
          </table:table-cell>
          <table:table-cell table:formula="of:=[.AF26]*1000" office:value-type="float" office:value="3941.17647058823" calcext:value-type="float">
            <text:p>3941.17647058823</text:p>
          </table:table-cell>
          <table:table-cell table:number-columns-repeated="4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6]+0.2" office:value-type="float" office:value="8" calcext:value-type="float">
            <text:p>8.00</text:p>
          </table:table-cell>
          <table:table-cell table:formula="of:=[.O27]" office:value-type="float" office:value="8" calcext:value-type="float">
            <text:p>8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7]+0.2" office:value-type="float" office:value="8.2" calcext:value-type="float">
            <text:p>8.20</text:p>
          </table:table-cell>
          <table:table-cell table:formula="of:=[.O28]" office:value-type="float" office:value="8.2" calcext:value-type="float">
            <text:p>8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8]+0.2" office:value-type="float" office:value="8.4" calcext:value-type="float">
            <text:p>8.40</text:p>
          </table:table-cell>
          <table:table-cell table:formula="of:=[.O29]" office:value-type="float" office:value="8.4" calcext:value-type="float">
            <text:p>8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29]+0.2" office:value-type="float" office:value="8.6" calcext:value-type="float">
            <text:p>8.60</text:p>
          </table:table-cell>
          <table:table-cell table:formula="of:=[.O30]" office:value-type="float" office:value="8.6" calcext:value-type="float">
            <text:p>8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2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0]+0.2" office:value-type="float" office:value="8.8" calcext:value-type="float">
            <text:p>8.80</text:p>
          </table:table-cell>
          <table:table-cell table:formula="of:=[.O31]" office:value-type="float" office:value="8.8" calcext:value-type="float">
            <text:p>8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1]+0.2" office:value-type="float" office:value="9" calcext:value-type="float">
            <text:p>9.00</text:p>
          </table:table-cell>
          <table:table-cell table:formula="of:=[.O32]" office:value-type="float" office:value="9" calcext:value-type="float">
            <text:p>9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2]+0.2" office:value-type="float" office:value="9.2" calcext:value-type="float">
            <text:p>9.20</text:p>
          </table:table-cell>
          <table:table-cell table:formula="of:=[.O33]" office:value-type="float" office:value="9.2" calcext:value-type="float">
            <text:p>9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3]+0.2" office:value-type="float" office:value="9.4" calcext:value-type="float">
            <text:p>9.40</text:p>
          </table:table-cell>
          <table:table-cell table:formula="of:=[.O34]" office:value-type="float" office:value="9.4" calcext:value-type="float">
            <text:p>9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4]+0.2" office:value-type="float" office:value="9.6" calcext:value-type="float">
            <text:p>9.60</text:p>
          </table:table-cell>
          <table:table-cell table:formula="of:=[.O35]" office:value-type="float" office:value="9.6" calcext:value-type="float">
            <text:p>9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5]+0.2" office:value-type="float" office:value="9.8" calcext:value-type="float">
            <text:p>9.80</text:p>
          </table:table-cell>
          <table:table-cell table:formula="of:=[.O36]" office:value-type="float" office:value="9.8" calcext:value-type="float">
            <text:p>9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6]+0.2" office:value-type="float" office:value="10" calcext:value-type="float">
            <text:p>10.00</text:p>
          </table:table-cell>
          <table:table-cell table:formula="of:=[.O37]" office:value-type="float" office:value="10" calcext:value-type="float">
            <text:p>1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7]+0.2" office:value-type="float" office:value="10.2" calcext:value-type="float">
            <text:p>10.20</text:p>
          </table:table-cell>
          <table:table-cell table:formula="of:=[.O38]" office:value-type="float" office:value="10.2" calcext:value-type="float">
            <text:p>10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8]+0.2" office:value-type="float" office:value="10.4" calcext:value-type="float">
            <text:p>10.40</text:p>
          </table:table-cell>
          <table:table-cell table:formula="of:=[.O39]" office:value-type="float" office:value="10.4" calcext:value-type="float">
            <text:p>10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39]+0.2" office:value-type="float" office:value="10.6" calcext:value-type="float">
            <text:p>10.60</text:p>
          </table:table-cell>
          <table:table-cell table:formula="of:=[.O40]" office:value-type="float" office:value="10.6" calcext:value-type="float">
            <text:p>10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3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0]+0.2" office:value-type="float" office:value="10.8" calcext:value-type="float">
            <text:p>10.80</text:p>
          </table:table-cell>
          <table:table-cell table:formula="of:=[.O41]" office:value-type="float" office:value="10.8" calcext:value-type="float">
            <text:p>10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1]+0.2" office:value-type="float" office:value="11" calcext:value-type="float">
            <text:p>11.00</text:p>
          </table:table-cell>
          <table:table-cell table:formula="of:=[.O42]" office:value-type="float" office:value="11" calcext:value-type="float">
            <text:p>11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2]+0.2" office:value-type="float" office:value="11.2" calcext:value-type="float">
            <text:p>11.20</text:p>
          </table:table-cell>
          <table:table-cell table:formula="of:=[.O43]" office:value-type="float" office:value="11.2" calcext:value-type="float">
            <text:p>11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3]+0.2" office:value-type="float" office:value="11.4" calcext:value-type="float">
            <text:p>11.40</text:p>
          </table:table-cell>
          <table:table-cell table:formula="of:=[.O44]" office:value-type="float" office:value="11.4" calcext:value-type="float">
            <text:p>11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4]+0.2" office:value-type="float" office:value="11.6" calcext:value-type="float">
            <text:p>11.60</text:p>
          </table:table-cell>
          <table:table-cell table:formula="of:=[.O45]" office:value-type="float" office:value="11.6" calcext:value-type="float">
            <text:p>11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5]+0.2" office:value-type="float" office:value="11.8" calcext:value-type="float">
            <text:p>11.80</text:p>
          </table:table-cell>
          <table:table-cell table:formula="of:=[.O46]" office:value-type="float" office:value="11.8" calcext:value-type="float">
            <text:p>11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6]+0.2" office:value-type="float" office:value="12" calcext:value-type="float">
            <text:p>12.00</text:p>
          </table:table-cell>
          <table:table-cell table:formula="of:=[.O47]" office:value-type="float" office:value="12" calcext:value-type="float">
            <text:p>12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7]+0.2" office:value-type="float" office:value="12.2" calcext:value-type="float">
            <text:p>12.20</text:p>
          </table:table-cell>
          <table:table-cell table:formula="of:=[.O48]" office:value-type="float" office:value="12.2" calcext:value-type="float">
            <text:p>12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8]+0.2" office:value-type="float" office:value="12.4" calcext:value-type="float">
            <text:p>12.40</text:p>
          </table:table-cell>
          <table:table-cell table:formula="of:=[.O49]" office:value-type="float" office:value="12.4" calcext:value-type="float">
            <text:p>12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49]+0.2" office:value-type="float" office:value="12.6" calcext:value-type="float">
            <text:p>12.60</text:p>
          </table:table-cell>
          <table:table-cell table:formula="of:=[.O50]" office:value-type="float" office:value="12.6" calcext:value-type="float">
            <text:p>12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4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0]+0.2" office:value-type="float" office:value="12.8" calcext:value-type="float">
            <text:p>12.80</text:p>
          </table:table-cell>
          <table:table-cell table:formula="of:=[.O51]" office:value-type="float" office:value="12.8" calcext:value-type="float">
            <text:p>12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1]+0.2" office:value-type="float" office:value="13" calcext:value-type="float">
            <text:p>13.00</text:p>
          </table:table-cell>
          <table:table-cell table:formula="of:=[.O52]" office:value-type="float" office:value="13" calcext:value-type="float">
            <text:p>13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2]+0.2" office:value-type="float" office:value="13.2" calcext:value-type="float">
            <text:p>13.20</text:p>
          </table:table-cell>
          <table:table-cell table:formula="of:=[.O53]" office:value-type="float" office:value="13.2" calcext:value-type="float">
            <text:p>13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3]+0.2" office:value-type="float" office:value="13.4" calcext:value-type="float">
            <text:p>13.40</text:p>
          </table:table-cell>
          <table:table-cell table:formula="of:=[.O54]" office:value-type="float" office:value="13.4" calcext:value-type="float">
            <text:p>13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4]+0.2" office:value-type="float" office:value="13.6" calcext:value-type="float">
            <text:p>13.60</text:p>
          </table:table-cell>
          <table:table-cell table:formula="of:=[.O55]" office:value-type="float" office:value="13.6" calcext:value-type="float">
            <text:p>13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5]+0.2" office:value-type="float" office:value="13.8" calcext:value-type="float">
            <text:p>13.80</text:p>
          </table:table-cell>
          <table:table-cell table:formula="of:=[.O56]" office:value-type="float" office:value="13.8" calcext:value-type="float">
            <text:p>13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6]+0.2" office:value-type="float" office:value="14" calcext:value-type="float">
            <text:p>14.00</text:p>
          </table:table-cell>
          <table:table-cell table:formula="of:=[.O57]" office:value-type="float" office:value="14" calcext:value-type="float">
            <text:p>14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7]+0.2" office:value-type="float" office:value="14.2" calcext:value-type="float">
            <text:p>14.20</text:p>
          </table:table-cell>
          <table:table-cell table:formula="of:=[.O58]" office:value-type="float" office:value="14.2" calcext:value-type="float">
            <text:p>14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8]+0.2" office:value-type="float" office:value="14.4" calcext:value-type="float">
            <text:p>14.40</text:p>
          </table:table-cell>
          <table:table-cell table:formula="of:=[.O59]" office:value-type="float" office:value="14.4" calcext:value-type="float">
            <text:p>14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59]+0.2" office:value-type="float" office:value="14.6" calcext:value-type="float">
            <text:p>14.60</text:p>
          </table:table-cell>
          <table:table-cell table:formula="of:=[.O60]" office:value-type="float" office:value="14.6" calcext:value-type="float">
            <text:p>14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5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0]+0.2" office:value-type="float" office:value="14.8" calcext:value-type="float">
            <text:p>14.80</text:p>
          </table:table-cell>
          <table:table-cell table:formula="of:=[.O61]" office:value-type="float" office:value="14.8" calcext:value-type="float">
            <text:p>14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1]+0.2" office:value-type="float" office:value="15" calcext:value-type="float">
            <text:p>15.00</text:p>
          </table:table-cell>
          <table:table-cell table:formula="of:=[.O62]" office:value-type="float" office:value="15" calcext:value-type="float">
            <text:p>1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2]+0.2" office:value-type="float" office:value="15.2" calcext:value-type="float">
            <text:p>15.20</text:p>
          </table:table-cell>
          <table:table-cell table:formula="of:=[.O63]" office:value-type="float" office:value="15.2" calcext:value-type="float">
            <text:p>15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3]+0.2" office:value-type="float" office:value="15.4" calcext:value-type="float">
            <text:p>15.40</text:p>
          </table:table-cell>
          <table:table-cell table:formula="of:=[.O64]" office:value-type="float" office:value="15.4" calcext:value-type="float">
            <text:p>15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4]+0.2" office:value-type="float" office:value="15.6" calcext:value-type="float">
            <text:p>15.60</text:p>
          </table:table-cell>
          <table:table-cell table:formula="of:=[.O65]" office:value-type="float" office:value="15.6" calcext:value-type="float">
            <text:p>15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5]+0.2" office:value-type="float" office:value="15.8" calcext:value-type="float">
            <text:p>15.80</text:p>
          </table:table-cell>
          <table:table-cell table:formula="of:=[.O66]" office:value-type="float" office:value="15.8" calcext:value-type="float">
            <text:p>15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6]+0.2" office:value-type="float" office:value="16" calcext:value-type="float">
            <text:p>16.00</text:p>
          </table:table-cell>
          <table:table-cell table:formula="of:=[.O67]" office:value-type="float" office:value="16" calcext:value-type="float">
            <text:p>16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7]+0.2" office:value-type="float" office:value="16.2" calcext:value-type="float">
            <text:p>16.20</text:p>
          </table:table-cell>
          <table:table-cell table:formula="of:=[.O68]" office:value-type="float" office:value="16.2" calcext:value-type="float">
            <text:p>16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8]+0.2" office:value-type="float" office:value="16.4" calcext:value-type="float">
            <text:p>16.40</text:p>
          </table:table-cell>
          <table:table-cell table:formula="of:=[.O69]" office:value-type="float" office:value="16.4" calcext:value-type="float">
            <text:p>16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69]+0.2" office:value-type="float" office:value="16.6" calcext:value-type="float">
            <text:p>16.60</text:p>
          </table:table-cell>
          <table:table-cell table:formula="of:=[.O70]" office:value-type="float" office:value="16.6" calcext:value-type="float">
            <text:p>16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6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0]+0.2" office:value-type="float" office:value="16.8" calcext:value-type="float">
            <text:p>16.80</text:p>
          </table:table-cell>
          <table:table-cell table:formula="of:=[.O71]" office:value-type="float" office:value="16.8" calcext:value-type="float">
            <text:p>16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1]+0.2" office:value-type="float" office:value="17" calcext:value-type="float">
            <text:p>17.00</text:p>
          </table:table-cell>
          <table:table-cell table:formula="of:=[.O72]" office:value-type="float" office:value="17" calcext:value-type="float">
            <text:p>17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2]+0.2" office:value-type="float" office:value="17.2" calcext:value-type="float">
            <text:p>17.20</text:p>
          </table:table-cell>
          <table:table-cell table:formula="of:=[.O73]" office:value-type="float" office:value="17.2" calcext:value-type="float">
            <text:p>17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3]+0.2" office:value-type="float" office:value="17.4" calcext:value-type="float">
            <text:p>17.40</text:p>
          </table:table-cell>
          <table:table-cell table:formula="of:=[.O74]" office:value-type="float" office:value="17.4" calcext:value-type="float">
            <text:p>17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4]+0.2" office:value-type="float" office:value="17.6" calcext:value-type="float">
            <text:p>17.60</text:p>
          </table:table-cell>
          <table:table-cell table:formula="of:=[.O75]" office:value-type="float" office:value="17.6" calcext:value-type="float">
            <text:p>17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5]+0.2" office:value-type="float" office:value="17.8" calcext:value-type="float">
            <text:p>17.80</text:p>
          </table:table-cell>
          <table:table-cell table:formula="of:=[.O76]" office:value-type="float" office:value="17.8" calcext:value-type="float">
            <text:p>17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6]+0.2" office:value-type="float" office:value="18" calcext:value-type="float">
            <text:p>18.00</text:p>
          </table:table-cell>
          <table:table-cell table:formula="of:=[.O77]" office:value-type="float" office:value="18" calcext:value-type="float">
            <text:p>18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7]+0.2" office:value-type="float" office:value="18.2" calcext:value-type="float">
            <text:p>18.20</text:p>
          </table:table-cell>
          <table:table-cell table:formula="of:=[.O78]" office:value-type="float" office:value="18.2" calcext:value-type="float">
            <text:p>18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8]+0.2" office:value-type="float" office:value="18.4" calcext:value-type="float">
            <text:p>18.40</text:p>
          </table:table-cell>
          <table:table-cell table:formula="of:=[.O79]" office:value-type="float" office:value="18.4" calcext:value-type="float">
            <text:p>18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79]+0.2" office:value-type="float" office:value="18.6" calcext:value-type="float">
            <text:p>18.60</text:p>
          </table:table-cell>
          <table:table-cell table:formula="of:=[.O80]" office:value-type="float" office:value="18.6" calcext:value-type="float">
            <text:p>18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7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0]+0.2" office:value-type="float" office:value="18.8" calcext:value-type="float">
            <text:p>18.80</text:p>
          </table:table-cell>
          <table:table-cell table:formula="of:=[.O81]" office:value-type="float" office:value="18.8" calcext:value-type="float">
            <text:p>18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1]+0.2" office:value-type="float" office:value="19" calcext:value-type="float">
            <text:p>19.00</text:p>
          </table:table-cell>
          <table:table-cell table:formula="of:=[.O82]" office:value-type="float" office:value="19" calcext:value-type="float">
            <text:p>19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2]+0.2" office:value-type="float" office:value="19.2" calcext:value-type="float">
            <text:p>19.20</text:p>
          </table:table-cell>
          <table:table-cell table:formula="of:=[.O83]" office:value-type="float" office:value="19.2" calcext:value-type="float">
            <text:p>19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3]+0.2" office:value-type="float" office:value="19.4" calcext:value-type="float">
            <text:p>19.40</text:p>
          </table:table-cell>
          <table:table-cell table:formula="of:=[.O84]" office:value-type="float" office:value="19.4" calcext:value-type="float">
            <text:p>19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4]+0.2" office:value-type="float" office:value="19.6" calcext:value-type="float">
            <text:p>19.60</text:p>
          </table:table-cell>
          <table:table-cell table:formula="of:=[.O85]" office:value-type="float" office:value="19.6" calcext:value-type="float">
            <text:p>19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5]+0.2" office:value-type="float" office:value="19.8" calcext:value-type="float">
            <text:p>19.80</text:p>
          </table:table-cell>
          <table:table-cell table:formula="of:=[.O86]" office:value-type="float" office:value="19.8" calcext:value-type="float">
            <text:p>19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6]+0.2" office:value-type="float" office:value="20" calcext:value-type="float">
            <text:p>20.00</text:p>
          </table:table-cell>
          <table:table-cell table:formula="of:=[.O87]" office:value-type="float" office:value="20" calcext:value-type="float">
            <text:p>2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7]+0.2" office:value-type="float" office:value="20.2" calcext:value-type="float">
            <text:p>20.20</text:p>
          </table:table-cell>
          <table:table-cell table:formula="of:=[.O88]" office:value-type="float" office:value="20.2" calcext:value-type="float">
            <text:p>20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8]+0.2" office:value-type="float" office:value="20.4" calcext:value-type="float">
            <text:p>20.40</text:p>
          </table:table-cell>
          <table:table-cell table:formula="of:=[.O89]" office:value-type="float" office:value="20.4" calcext:value-type="float">
            <text:p>20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89]+0.2" office:value-type="float" office:value="20.6" calcext:value-type="float">
            <text:p>20.60</text:p>
          </table:table-cell>
          <table:table-cell table:formula="of:=[.O90]" office:value-type="float" office:value="20.6" calcext:value-type="float">
            <text:p>20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8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0]+0.2" office:value-type="float" office:value="20.8" calcext:value-type="float">
            <text:p>20.80</text:p>
          </table:table-cell>
          <table:table-cell table:formula="of:=[.O91]" office:value-type="float" office:value="20.8" calcext:value-type="float">
            <text:p>20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1]+0.2" office:value-type="float" office:value="21" calcext:value-type="float">
            <text:p>21.00</text:p>
          </table:table-cell>
          <table:table-cell table:formula="of:=[.O92]" office:value-type="float" office:value="21" calcext:value-type="float">
            <text:p>21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2]+0.2" office:value-type="float" office:value="21.2" calcext:value-type="float">
            <text:p>21.20</text:p>
          </table:table-cell>
          <table:table-cell table:formula="of:=[.O93]" office:value-type="float" office:value="21.2" calcext:value-type="float">
            <text:p>21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3]+0.2" office:value-type="float" office:value="21.4" calcext:value-type="float">
            <text:p>21.40</text:p>
          </table:table-cell>
          <table:table-cell table:formula="of:=[.O94]" office:value-type="float" office:value="21.4" calcext:value-type="float">
            <text:p>21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4]+0.2" office:value-type="float" office:value="21.6" calcext:value-type="float">
            <text:p>21.60</text:p>
          </table:table-cell>
          <table:table-cell table:formula="of:=[.O95]" office:value-type="float" office:value="21.6" calcext:value-type="float">
            <text:p>21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5]+0.2" office:value-type="float" office:value="21.8" calcext:value-type="float">
            <text:p>21.80</text:p>
          </table:table-cell>
          <table:table-cell table:formula="of:=[.O96]" office:value-type="float" office:value="21.8" calcext:value-type="float">
            <text:p>21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6]+0.2" office:value-type="float" office:value="22" calcext:value-type="float">
            <text:p>22.00</text:p>
          </table:table-cell>
          <table:table-cell table:formula="of:=[.O97]" office:value-type="float" office:value="22" calcext:value-type="float">
            <text:p>22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7]+0.2" office:value-type="float" office:value="22.2" calcext:value-type="float">
            <text:p>22.20</text:p>
          </table:table-cell>
          <table:table-cell table:formula="of:=[.O98]" office:value-type="float" office:value="22.2" calcext:value-type="float">
            <text:p>22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8]+0.2" office:value-type="float" office:value="22.4" calcext:value-type="float">
            <text:p>22.40</text:p>
          </table:table-cell>
          <table:table-cell table:formula="of:=[.O99]" office:value-type="float" office:value="22.4" calcext:value-type="float">
            <text:p>22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99]+0.2" office:value-type="float" office:value="22.6" calcext:value-type="float">
            <text:p>22.60</text:p>
          </table:table-cell>
          <table:table-cell table:formula="of:=[.O100]" office:value-type="float" office:value="22.6" calcext:value-type="float">
            <text:p>22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9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0]+0.2" office:value-type="float" office:value="22.7999999999999" calcext:value-type="float">
            <text:p>22.80</text:p>
          </table:table-cell>
          <table:table-cell table:formula="of:=[.O101]" office:value-type="float" office:value="22.7999999999999" calcext:value-type="float">
            <text:p>22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1]+0.2" office:value-type="float" office:value="22.9999999999999" calcext:value-type="float">
            <text:p>23.00</text:p>
          </table:table-cell>
          <table:table-cell table:formula="of:=[.O102]" office:value-type="float" office:value="22.9999999999999" calcext:value-type="float">
            <text:p>23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2]+0.2" office:value-type="float" office:value="23.1999999999999" calcext:value-type="float">
            <text:p>23.20</text:p>
          </table:table-cell>
          <table:table-cell table:formula="of:=[.O103]" office:value-type="float" office:value="23.1999999999999" calcext:value-type="float">
            <text:p>23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3]+0.2" office:value-type="float" office:value="23.3999999999999" calcext:value-type="float">
            <text:p>23.40</text:p>
          </table:table-cell>
          <table:table-cell table:formula="of:=[.O104]" office:value-type="float" office:value="23.3999999999999" calcext:value-type="float">
            <text:p>23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4]+0.2" office:value-type="float" office:value="23.5999999999999" calcext:value-type="float">
            <text:p>23.60</text:p>
          </table:table-cell>
          <table:table-cell table:formula="of:=[.O105]" office:value-type="float" office:value="23.5999999999999" calcext:value-type="float">
            <text:p>23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5]+0.2" office:value-type="float" office:value="23.7999999999999" calcext:value-type="float">
            <text:p>23.80</text:p>
          </table:table-cell>
          <table:table-cell table:formula="of:=[.O106]" office:value-type="float" office:value="23.7999999999999" calcext:value-type="float">
            <text:p>23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6]+0.2" office:value-type="float" office:value="23.9999999999999" calcext:value-type="float">
            <text:p>24.00</text:p>
          </table:table-cell>
          <table:table-cell table:formula="of:=[.O107]" office:value-type="float" office:value="23.9999999999999" calcext:value-type="float">
            <text:p>24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7]+0.2" office:value-type="float" office:value="24.1999999999999" calcext:value-type="float">
            <text:p>24.20</text:p>
          </table:table-cell>
          <table:table-cell table:formula="of:=[.O108]" office:value-type="float" office:value="24.1999999999999" calcext:value-type="float">
            <text:p>24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8]+0.2" office:value-type="float" office:value="24.3999999999999" calcext:value-type="float">
            <text:p>24.40</text:p>
          </table:table-cell>
          <table:table-cell table:formula="of:=[.O109]" office:value-type="float" office:value="24.3999999999999" calcext:value-type="float">
            <text:p>24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09]+0.2" office:value-type="float" office:value="24.5999999999999" calcext:value-type="float">
            <text:p>24.60</text:p>
          </table:table-cell>
          <table:table-cell table:formula="of:=[.O110]" office:value-type="float" office:value="24.5999999999999" calcext:value-type="float">
            <text:p>24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0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0]+0.2" office:value-type="float" office:value="24.7999999999999" calcext:value-type="float">
            <text:p>24.80</text:p>
          </table:table-cell>
          <table:table-cell table:formula="of:=[.O111]" office:value-type="float" office:value="24.7999999999999" calcext:value-type="float">
            <text:p>24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0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1]+0.2" office:value-type="float" office:value="24.9999999999999" calcext:value-type="float">
            <text:p>25.00</text:p>
          </table:table-cell>
          <table:table-cell table:formula="of:=[.O112]" office:value-type="float" office:value="24.9999999999999" calcext:value-type="float">
            <text:p>25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1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2]+0.2" office:value-type="float" office:value="25.1999999999999" calcext:value-type="float">
            <text:p>25.20</text:p>
          </table:table-cell>
          <table:table-cell table:formula="of:=[.O113]" office:value-type="float" office:value="25.1999999999999" calcext:value-type="float">
            <text:p>25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2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3]+0.2" office:value-type="float" office:value="25.3999999999999" calcext:value-type="float">
            <text:p>25.40</text:p>
          </table:table-cell>
          <table:table-cell table:formula="of:=[.O114]" office:value-type="float" office:value="25.3999999999999" calcext:value-type="float">
            <text:p>25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3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4]+0.2" office:value-type="float" office:value="25.5999999999999" calcext:value-type="float">
            <text:p>25.60</text:p>
          </table:table-cell>
          <table:table-cell table:formula="of:=[.O115]" office:value-type="float" office:value="25.5999999999999" calcext:value-type="float">
            <text:p>25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4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5]+0.2" office:value-type="float" office:value="25.7999999999999" calcext:value-type="float">
            <text:p>25.80</text:p>
          </table:table-cell>
          <table:table-cell table:formula="of:=[.O116]" office:value-type="float" office:value="25.7999999999999" calcext:value-type="float">
            <text:p>25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5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6]+0.2" office:value-type="float" office:value="25.9999999999999" calcext:value-type="float">
            <text:p>26.00</text:p>
          </table:table-cell>
          <table:table-cell table:formula="of:=[.O117]" office:value-type="float" office:value="25.9999999999999" calcext:value-type="float">
            <text:p>26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6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7]+0.2" office:value-type="float" office:value="26.1999999999999" calcext:value-type="float">
            <text:p>26.20</text:p>
          </table:table-cell>
          <table:table-cell table:formula="of:=[.O118]" office:value-type="float" office:value="26.1999999999999" calcext:value-type="float">
            <text:p>26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7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8]+0.2" office:value-type="float" office:value="26.3999999999999" calcext:value-type="float">
            <text:p>26.40</text:p>
          </table:table-cell>
          <table:table-cell table:formula="of:=[.O119]" office:value-type="float" office:value="26.3999999999999" calcext:value-type="float">
            <text:p>26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8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19]+0.2" office:value-type="float" office:value="26.5999999999999" calcext:value-type="float">
            <text:p>26.60</text:p>
          </table:table-cell>
          <table:table-cell table:formula="of:=[.O120]" office:value-type="float" office:value="26.5999999999999" calcext:value-type="float">
            <text:p>26.6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5" office:value-type="float" office:value="0" calcext:value-type="float">
            <text:p>0.0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table:formula="of:=[.W119]" office:value-type="float" office:value="0.9" calcext:value-type="float">
            <text:p>0.90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" calcext:value-type="float">
            <text:p>0.00</text:p>
          </table:table-cell>
          <table:table-cell table:style-name="ce6" office:value-type="float" office:value="10000" calcext:value-type="float">
            <text:p>10000.00</text:p>
          </table:table-cell>
          <table:table-cell table:number-columns-repeated="10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20]+0.2" office:value-type="float" office:value="26.7999999999999" calcext:value-type="float">
            <text:p>26.80</text:p>
          </table:table-cell>
          <table:table-cell table:formula="of:=[.O121]" office:value-type="float" office:value="26.7999999999999" calcext:value-type="float">
            <text:p>26.80</text:p>
          </table:table-cell>
          <table:table-cell table:formula="of:=[.Q120]" office:value-type="float" office:value="0.1" calcext:value-type="float">
            <text:p>0.10</text:p>
          </table:table-cell>
          <table:table-cell table:formula="of:=[.Q121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0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21]+0.2" office:value-type="float" office:value="26.9999999999999" calcext:value-type="float">
            <text:p>27.00</text:p>
          </table:table-cell>
          <table:table-cell table:formula="of:=[.O122]" office:value-type="float" office:value="26.9999999999999" calcext:value-type="float">
            <text:p>27.00</text:p>
          </table:table-cell>
          <table:table-cell table:formula="of:=[.Q121]" office:value-type="float" office:value="0.1" calcext:value-type="float">
            <text:p>0.10</text:p>
          </table:table-cell>
          <table:table-cell table:formula="of:=[.Q122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1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22]+0.2" office:value-type="float" office:value="27.1999999999999" calcext:value-type="float">
            <text:p>27.20</text:p>
          </table:table-cell>
          <table:table-cell table:formula="of:=[.O123]" office:value-type="float" office:value="27.1999999999999" calcext:value-type="float">
            <text:p>27.20</text:p>
          </table:table-cell>
          <table:table-cell table:formula="of:=[.Q122]" office:value-type="float" office:value="0.1" calcext:value-type="float">
            <text:p>0.10</text:p>
          </table:table-cell>
          <table:table-cell table:formula="of:=[.Q123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2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23]+0.2" office:value-type="float" office:value="27.3999999999999" calcext:value-type="float">
            <text:p>27.40</text:p>
          </table:table-cell>
          <table:table-cell table:formula="of:=[.O124]" office:value-type="float" office:value="27.3999999999999" calcext:value-type="float">
            <text:p>27.40</text:p>
          </table:table-cell>
          <table:table-cell table:formula="of:=[.Q123]" office:value-type="float" office:value="0.1" calcext:value-type="float">
            <text:p>0.10</text:p>
          </table:table-cell>
          <table:table-cell table:formula="of:=[.Q124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3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24]+0.2" office:value-type="float" office:value="27.5999999999999" calcext:value-type="float">
            <text:p>27.60</text:p>
          </table:table-cell>
          <table:table-cell table:formula="of:=[.O125]" office:value-type="float" office:value="27.5999999999999" calcext:value-type="float">
            <text:p>27.60</text:p>
          </table:table-cell>
          <table:table-cell table:formula="of:=[.Q124]" office:value-type="float" office:value="0.1" calcext:value-type="float">
            <text:p>0.10</text:p>
          </table:table-cell>
          <table:table-cell table:formula="of:=[.Q125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4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25]+0.2" office:value-type="float" office:value="27.7999999999999" calcext:value-type="float">
            <text:p>27.80</text:p>
          </table:table-cell>
          <table:table-cell table:formula="of:=[.O126]" office:value-type="float" office:value="27.7999999999999" calcext:value-type="float">
            <text:p>27.80</text:p>
          </table:table-cell>
          <table:table-cell table:formula="of:=[.Q125]" office:value-type="float" office:value="0.1" calcext:value-type="float">
            <text:p>0.10</text:p>
          </table:table-cell>
          <table:table-cell table:formula="of:=[.Q126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5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26]+0.2" office:value-type="float" office:value="27.9999999999999" calcext:value-type="float">
            <text:p>28.00</text:p>
          </table:table-cell>
          <table:table-cell table:formula="of:=[.O127]" office:value-type="float" office:value="27.9999999999999" calcext:value-type="float">
            <text:p>28.00</text:p>
          </table:table-cell>
          <table:table-cell table:formula="of:=[.Q126]" office:value-type="float" office:value="0.1" calcext:value-type="float">
            <text:p>0.10</text:p>
          </table:table-cell>
          <table:table-cell table:formula="of:=[.Q127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6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27]+0.2" office:value-type="float" office:value="28.1999999999999" calcext:value-type="float">
            <text:p>28.20</text:p>
          </table:table-cell>
          <table:table-cell table:formula="of:=[.O128]" office:value-type="float" office:value="28.1999999999999" calcext:value-type="float">
            <text:p>28.20</text:p>
          </table:table-cell>
          <table:table-cell table:formula="of:=[.Q127]" office:value-type="float" office:value="0.1" calcext:value-type="float">
            <text:p>0.10</text:p>
          </table:table-cell>
          <table:table-cell table:formula="of:=[.Q128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7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28]+0.2" office:value-type="float" office:value="28.3999999999999" calcext:value-type="float">
            <text:p>28.40</text:p>
          </table:table-cell>
          <table:table-cell table:formula="of:=[.O129]" office:value-type="float" office:value="28.3999999999999" calcext:value-type="float">
            <text:p>28.40</text:p>
          </table:table-cell>
          <table:table-cell table:formula="of:=[.Q128]" office:value-type="float" office:value="0.1" calcext:value-type="float">
            <text:p>0.10</text:p>
          </table:table-cell>
          <table:table-cell table:formula="of:=[.Q129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8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29]+0.2" office:value-type="float" office:value="28.5999999999999" calcext:value-type="float">
            <text:p>28.60</text:p>
          </table:table-cell>
          <table:table-cell table:formula="of:=[.O130]" office:value-type="float" office:value="28.5999999999999" calcext:value-type="float">
            <text:p>28.60</text:p>
          </table:table-cell>
          <table:table-cell table:formula="of:=[.Q129]" office:value-type="float" office:value="0.1" calcext:value-type="float">
            <text:p>0.10</text:p>
          </table:table-cell>
          <table:table-cell table:formula="of:=[.Q130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29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0]+0.2" office:value-type="float" office:value="28.7999999999999" calcext:value-type="float">
            <text:p>28.80</text:p>
          </table:table-cell>
          <table:table-cell table:formula="of:=[.O131]" office:value-type="float" office:value="28.7999999999999" calcext:value-type="float">
            <text:p>28.80</text:p>
          </table:table-cell>
          <table:table-cell table:formula="of:=[.Q130]" office:value-type="float" office:value="0.1" calcext:value-type="float">
            <text:p>0.10</text:p>
          </table:table-cell>
          <table:table-cell table:formula="of:=[.Q131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0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1]+0.2" office:value-type="float" office:value="28.9999999999999" calcext:value-type="float">
            <text:p>29.00</text:p>
          </table:table-cell>
          <table:table-cell table:formula="of:=[.O132]" office:value-type="float" office:value="28.9999999999999" calcext:value-type="float">
            <text:p>29.00</text:p>
          </table:table-cell>
          <table:table-cell table:formula="of:=[.Q131]" office:value-type="float" office:value="0.1" calcext:value-type="float">
            <text:p>0.10</text:p>
          </table:table-cell>
          <table:table-cell table:formula="of:=[.Q132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1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2]+0.2" office:value-type="float" office:value="29.1999999999999" calcext:value-type="float">
            <text:p>29.20</text:p>
          </table:table-cell>
          <table:table-cell table:formula="of:=[.O133]" office:value-type="float" office:value="29.1999999999999" calcext:value-type="float">
            <text:p>29.20</text:p>
          </table:table-cell>
          <table:table-cell table:formula="of:=[.Q132]" office:value-type="float" office:value="0.1" calcext:value-type="float">
            <text:p>0.10</text:p>
          </table:table-cell>
          <table:table-cell table:formula="of:=[.Q133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2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3]+0.2" office:value-type="float" office:value="29.3999999999999" calcext:value-type="float">
            <text:p>29.40</text:p>
          </table:table-cell>
          <table:table-cell table:formula="of:=[.O134]" office:value-type="float" office:value="29.3999999999999" calcext:value-type="float">
            <text:p>29.40</text:p>
          </table:table-cell>
          <table:table-cell table:formula="of:=[.Q133]" office:value-type="float" office:value="0.1" calcext:value-type="float">
            <text:p>0.10</text:p>
          </table:table-cell>
          <table:table-cell table:formula="of:=[.Q134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3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4]+0.2" office:value-type="float" office:value="29.5999999999999" calcext:value-type="float">
            <text:p>29.60</text:p>
          </table:table-cell>
          <table:table-cell table:formula="of:=[.O135]" office:value-type="float" office:value="29.5999999999999" calcext:value-type="float">
            <text:p>29.60</text:p>
          </table:table-cell>
          <table:table-cell table:formula="of:=[.Q134]" office:value-type="float" office:value="0.1" calcext:value-type="float">
            <text:p>0.10</text:p>
          </table:table-cell>
          <table:table-cell table:formula="of:=[.Q135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4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5]+0.2" office:value-type="float" office:value="29.7999999999999" calcext:value-type="float">
            <text:p>29.80</text:p>
          </table:table-cell>
          <table:table-cell table:formula="of:=[.O136]" office:value-type="float" office:value="29.7999999999999" calcext:value-type="float">
            <text:p>29.80</text:p>
          </table:table-cell>
          <table:table-cell table:formula="of:=[.Q135]" office:value-type="float" office:value="0.1" calcext:value-type="float">
            <text:p>0.10</text:p>
          </table:table-cell>
          <table:table-cell table:formula="of:=[.Q136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5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6]+0.2" office:value-type="float" office:value="29.9999999999999" calcext:value-type="float">
            <text:p>30.00</text:p>
          </table:table-cell>
          <table:table-cell table:formula="of:=[.O137]" office:value-type="float" office:value="29.9999999999999" calcext:value-type="float">
            <text:p>30.00</text:p>
          </table:table-cell>
          <table:table-cell table:formula="of:=[.Q136]" office:value-type="float" office:value="0.1" calcext:value-type="float">
            <text:p>0.10</text:p>
          </table:table-cell>
          <table:table-cell table:formula="of:=[.Q137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6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7]+0.2" office:value-type="float" office:value="30.1999999999999" calcext:value-type="float">
            <text:p>30.20</text:p>
          </table:table-cell>
          <table:table-cell table:formula="of:=[.O138]" office:value-type="float" office:value="30.1999999999999" calcext:value-type="float">
            <text:p>30.20</text:p>
          </table:table-cell>
          <table:table-cell table:formula="of:=[.Q137]" office:value-type="float" office:value="0.1" calcext:value-type="float">
            <text:p>0.10</text:p>
          </table:table-cell>
          <table:table-cell table:formula="of:=[.Q138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7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8]+0.2" office:value-type="float" office:value="30.3999999999999" calcext:value-type="float">
            <text:p>30.40</text:p>
          </table:table-cell>
          <table:table-cell table:formula="of:=[.O139]" office:value-type="float" office:value="30.3999999999999" calcext:value-type="float">
            <text:p>30.40</text:p>
          </table:table-cell>
          <table:table-cell table:formula="of:=[.Q138]" office:value-type="float" office:value="0.1" calcext:value-type="float">
            <text:p>0.10</text:p>
          </table:table-cell>
          <table:table-cell table:formula="of:=[.Q139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8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39]+0.2" office:value-type="float" office:value="30.5999999999999" calcext:value-type="float">
            <text:p>30.60</text:p>
          </table:table-cell>
          <table:table-cell table:formula="of:=[.O140]" office:value-type="float" office:value="30.5999999999999" calcext:value-type="float">
            <text:p>30.60</text:p>
          </table:table-cell>
          <table:table-cell table:formula="of:=[.Q139]" office:value-type="float" office:value="0.1" calcext:value-type="float">
            <text:p>0.10</text:p>
          </table:table-cell>
          <table:table-cell table:formula="of:=[.Q140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39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0]+0.2" office:value-type="float" office:value="30.7999999999999" calcext:value-type="float">
            <text:p>30.80</text:p>
          </table:table-cell>
          <table:table-cell table:formula="of:=[.O141]" office:value-type="float" office:value="30.7999999999999" calcext:value-type="float">
            <text:p>30.80</text:p>
          </table:table-cell>
          <table:table-cell table:formula="of:=[.Q140]" office:value-type="float" office:value="0.1" calcext:value-type="float">
            <text:p>0.10</text:p>
          </table:table-cell>
          <table:table-cell table:formula="of:=[.Q141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0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1]+0.2" office:value-type="float" office:value="30.9999999999999" calcext:value-type="float">
            <text:p>31.00</text:p>
          </table:table-cell>
          <table:table-cell table:formula="of:=[.O142]" office:value-type="float" office:value="30.9999999999999" calcext:value-type="float">
            <text:p>31.00</text:p>
          </table:table-cell>
          <table:table-cell table:formula="of:=[.Q141]" office:value-type="float" office:value="0.1" calcext:value-type="float">
            <text:p>0.10</text:p>
          </table:table-cell>
          <table:table-cell table:formula="of:=[.Q142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1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2]+0.2" office:value-type="float" office:value="31.1999999999999" calcext:value-type="float">
            <text:p>31.20</text:p>
          </table:table-cell>
          <table:table-cell table:formula="of:=[.O143]" office:value-type="float" office:value="31.1999999999999" calcext:value-type="float">
            <text:p>31.20</text:p>
          </table:table-cell>
          <table:table-cell table:formula="of:=[.Q142]" office:value-type="float" office:value="0.1" calcext:value-type="float">
            <text:p>0.10</text:p>
          </table:table-cell>
          <table:table-cell table:formula="of:=[.Q143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2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3]+0.2" office:value-type="float" office:value="31.3999999999999" calcext:value-type="float">
            <text:p>31.40</text:p>
          </table:table-cell>
          <table:table-cell table:formula="of:=[.O144]" office:value-type="float" office:value="31.3999999999999" calcext:value-type="float">
            <text:p>31.40</text:p>
          </table:table-cell>
          <table:table-cell table:formula="of:=[.Q143]" office:value-type="float" office:value="0.1" calcext:value-type="float">
            <text:p>0.10</text:p>
          </table:table-cell>
          <table:table-cell table:formula="of:=[.Q144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3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4]+0.2" office:value-type="float" office:value="31.5999999999999" calcext:value-type="float">
            <text:p>31.60</text:p>
          </table:table-cell>
          <table:table-cell table:formula="of:=[.O145]" office:value-type="float" office:value="31.5999999999999" calcext:value-type="float">
            <text:p>31.60</text:p>
          </table:table-cell>
          <table:table-cell table:formula="of:=[.Q144]" office:value-type="float" office:value="0.1" calcext:value-type="float">
            <text:p>0.10</text:p>
          </table:table-cell>
          <table:table-cell table:formula="of:=[.Q145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4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5]+0.2" office:value-type="float" office:value="31.7999999999999" calcext:value-type="float">
            <text:p>31.80</text:p>
          </table:table-cell>
          <table:table-cell table:formula="of:=[.O146]" office:value-type="float" office:value="31.7999999999999" calcext:value-type="float">
            <text:p>31.80</text:p>
          </table:table-cell>
          <table:table-cell table:formula="of:=[.Q145]" office:value-type="float" office:value="0.1" calcext:value-type="float">
            <text:p>0.10</text:p>
          </table:table-cell>
          <table:table-cell table:formula="of:=[.Q146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5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6]+0.2" office:value-type="float" office:value="31.9999999999999" calcext:value-type="float">
            <text:p>32.00</text:p>
          </table:table-cell>
          <table:table-cell table:formula="of:=[.O147]" office:value-type="float" office:value="31.9999999999999" calcext:value-type="float">
            <text:p>32.00</text:p>
          </table:table-cell>
          <table:table-cell table:formula="of:=[.Q146]" office:value-type="float" office:value="0.1" calcext:value-type="float">
            <text:p>0.10</text:p>
          </table:table-cell>
          <table:table-cell table:formula="of:=[.Q147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6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7]+0.2" office:value-type="float" office:value="32.1999999999999" calcext:value-type="float">
            <text:p>32.20</text:p>
          </table:table-cell>
          <table:table-cell table:formula="of:=[.O148]" office:value-type="float" office:value="32.1999999999999" calcext:value-type="float">
            <text:p>32.20</text:p>
          </table:table-cell>
          <table:table-cell table:formula="of:=[.Q147]" office:value-type="float" office:value="0.1" calcext:value-type="float">
            <text:p>0.10</text:p>
          </table:table-cell>
          <table:table-cell table:formula="of:=[.Q148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7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8]+0.2" office:value-type="float" office:value="32.3999999999999" calcext:value-type="float">
            <text:p>32.40</text:p>
          </table:table-cell>
          <table:table-cell table:formula="of:=[.O149]" office:value-type="float" office:value="32.3999999999999" calcext:value-type="float">
            <text:p>32.40</text:p>
          </table:table-cell>
          <table:table-cell table:formula="of:=[.Q148]" office:value-type="float" office:value="0.1" calcext:value-type="float">
            <text:p>0.10</text:p>
          </table:table-cell>
          <table:table-cell table:formula="of:=[.Q149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8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49]+0.2" office:value-type="float" office:value="32.5999999999999" calcext:value-type="float">
            <text:p>32.60</text:p>
          </table:table-cell>
          <table:table-cell table:formula="of:=[.O150]" office:value-type="float" office:value="32.5999999999999" calcext:value-type="float">
            <text:p>32.60</text:p>
          </table:table-cell>
          <table:table-cell table:formula="of:=[.Q149]" office:value-type="float" office:value="0.1" calcext:value-type="float">
            <text:p>0.10</text:p>
          </table:table-cell>
          <table:table-cell table:formula="of:=[.Q150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49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0]+0.2" office:value-type="float" office:value="32.7999999999999" calcext:value-type="float">
            <text:p>32.80</text:p>
          </table:table-cell>
          <table:table-cell table:formula="of:=[.O151]" office:value-type="float" office:value="32.7999999999999" calcext:value-type="float">
            <text:p>32.80</text:p>
          </table:table-cell>
          <table:table-cell table:formula="of:=[.Q150]" office:value-type="float" office:value="0.1" calcext:value-type="float">
            <text:p>0.10</text:p>
          </table:table-cell>
          <table:table-cell table:formula="of:=[.Q151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0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1]+0.2" office:value-type="float" office:value="32.9999999999999" calcext:value-type="float">
            <text:p>33.00</text:p>
          </table:table-cell>
          <table:table-cell table:formula="of:=[.O152]" office:value-type="float" office:value="32.9999999999999" calcext:value-type="float">
            <text:p>33.00</text:p>
          </table:table-cell>
          <table:table-cell table:formula="of:=[.Q151]" office:value-type="float" office:value="0.1" calcext:value-type="float">
            <text:p>0.10</text:p>
          </table:table-cell>
          <table:table-cell table:formula="of:=[.Q152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1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2]+0.2" office:value-type="float" office:value="33.1999999999999" calcext:value-type="float">
            <text:p>33.20</text:p>
          </table:table-cell>
          <table:table-cell table:formula="of:=[.O153]" office:value-type="float" office:value="33.1999999999999" calcext:value-type="float">
            <text:p>33.20</text:p>
          </table:table-cell>
          <table:table-cell table:formula="of:=[.Q152]" office:value-type="float" office:value="0.1" calcext:value-type="float">
            <text:p>0.10</text:p>
          </table:table-cell>
          <table:table-cell table:formula="of:=[.Q153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2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3]+0.2" office:value-type="float" office:value="33.3999999999999" calcext:value-type="float">
            <text:p>33.40</text:p>
          </table:table-cell>
          <table:table-cell table:formula="of:=[.O154]" office:value-type="float" office:value="33.3999999999999" calcext:value-type="float">
            <text:p>33.40</text:p>
          </table:table-cell>
          <table:table-cell table:formula="of:=[.Q153]" office:value-type="float" office:value="0.1" calcext:value-type="float">
            <text:p>0.10</text:p>
          </table:table-cell>
          <table:table-cell table:formula="of:=[.Q154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3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4]+0.2" office:value-type="float" office:value="33.5999999999999" calcext:value-type="float">
            <text:p>33.60</text:p>
          </table:table-cell>
          <table:table-cell table:formula="of:=[.O155]" office:value-type="float" office:value="33.5999999999999" calcext:value-type="float">
            <text:p>33.60</text:p>
          </table:table-cell>
          <table:table-cell table:formula="of:=[.Q154]" office:value-type="float" office:value="0.1" calcext:value-type="float">
            <text:p>0.10</text:p>
          </table:table-cell>
          <table:table-cell table:formula="of:=[.Q155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4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5]+0.2" office:value-type="float" office:value="33.7999999999999" calcext:value-type="float">
            <text:p>33.80</text:p>
          </table:table-cell>
          <table:table-cell table:formula="of:=[.O156]" office:value-type="float" office:value="33.7999999999999" calcext:value-type="float">
            <text:p>33.80</text:p>
          </table:table-cell>
          <table:table-cell table:formula="of:=[.Q155]" office:value-type="float" office:value="0.1" calcext:value-type="float">
            <text:p>0.10</text:p>
          </table:table-cell>
          <table:table-cell table:formula="of:=[.Q156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5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6]+0.2" office:value-type="float" office:value="33.9999999999999" calcext:value-type="float">
            <text:p>34.00</text:p>
          </table:table-cell>
          <table:table-cell table:formula="of:=[.O157]" office:value-type="float" office:value="33.9999999999999" calcext:value-type="float">
            <text:p>34.00</text:p>
          </table:table-cell>
          <table:table-cell table:formula="of:=[.Q156]" office:value-type="float" office:value="0.1" calcext:value-type="float">
            <text:p>0.10</text:p>
          </table:table-cell>
          <table:table-cell table:formula="of:=[.Q157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6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7]+0.2" office:value-type="float" office:value="34.1999999999999" calcext:value-type="float">
            <text:p>34.20</text:p>
          </table:table-cell>
          <table:table-cell table:formula="of:=[.O158]" office:value-type="float" office:value="34.1999999999999" calcext:value-type="float">
            <text:p>34.20</text:p>
          </table:table-cell>
          <table:table-cell table:formula="of:=[.Q157]" office:value-type="float" office:value="0.1" calcext:value-type="float">
            <text:p>0.10</text:p>
          </table:table-cell>
          <table:table-cell table:formula="of:=[.Q158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7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8]+0.2" office:value-type="float" office:value="34.3999999999999" calcext:value-type="float">
            <text:p>34.40</text:p>
          </table:table-cell>
          <table:table-cell table:formula="of:=[.O159]" office:value-type="float" office:value="34.3999999999999" calcext:value-type="float">
            <text:p>34.40</text:p>
          </table:table-cell>
          <table:table-cell table:formula="of:=[.Q158]" office:value-type="float" office:value="0.1" calcext:value-type="float">
            <text:p>0.10</text:p>
          </table:table-cell>
          <table:table-cell table:formula="of:=[.Q159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8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59]+0.2" office:value-type="float" office:value="34.5999999999999" calcext:value-type="float">
            <text:p>34.60</text:p>
          </table:table-cell>
          <table:table-cell table:formula="of:=[.O160]" office:value-type="float" office:value="34.5999999999999" calcext:value-type="float">
            <text:p>34.60</text:p>
          </table:table-cell>
          <table:table-cell table:formula="of:=[.Q159]" office:value-type="float" office:value="0.1" calcext:value-type="float">
            <text:p>0.10</text:p>
          </table:table-cell>
          <table:table-cell table:formula="of:=[.Q160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59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60]+0.2" office:value-type="float" office:value="34.8" calcext:value-type="float">
            <text:p>34.80</text:p>
          </table:table-cell>
          <table:table-cell table:formula="of:=[.O161]" office:value-type="float" office:value="34.8" calcext:value-type="float">
            <text:p>34.80</text:p>
          </table:table-cell>
          <table:table-cell table:formula="of:=[.Q160]" office:value-type="float" office:value="0.1" calcext:value-type="float">
            <text:p>0.10</text:p>
          </table:table-cell>
          <table:table-cell table:formula="of:=[.Q161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60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formula="of:=[.O161]+0.2" office:value-type="float" office:value="35" calcext:value-type="float">
            <text:p>35.00</text:p>
          </table:table-cell>
          <table:table-cell table:formula="of:=[.O162]" office:value-type="float" office:value="35" calcext:value-type="float">
            <text:p>35.00</text:p>
          </table:table-cell>
          <table:table-cell table:formula="of:=[.Q161]" office:value-type="float" office:value="0.1" calcext:value-type="float">
            <text:p>0.10</text:p>
          </table:table-cell>
          <table:table-cell table:formula="of:=[.Q162]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4" table:formula="of:=[.W161]"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formula="of:=[.$AJ$2]" office:value-type="float" office:value="0" calcext:value-type="float">
            <text:p>0.00</text:p>
          </table:table-cell>
          <table:table-cell office:value-type="float" office:value="5000" calcext:value-type="float">
            <text:p>5000.00</text:p>
          </table:table-cell>
          <table:table-cell table:number-columns-repeated="10"/>
        </table:table-row>
        <table:table-row table:style-name="ro1" table:number-rows-repeated="301">
          <table:table-cell table:number-columns-repeated="13"/>
          <table:table-cell table:style-name="ce4" table:number-columns-repeated="13"/>
          <table:table-cell table:style-name="ce6"/>
          <table:table-cell table:number-columns-repeated="10"/>
        </table:table-row>
        <table:table-row table:style-name="ro1" table:number-rows-repeated="1048112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Sheet2" table:style-name="ta1">
        <table:table-column table:style-name="co19" table:number-columns-repeated="25" table:default-cell-style-name="ce8"/>
        <table:table-column table:style-name="co19" table:number-columns-repeated="7" table:default-cell-style-name="Default"/>
        <table:table-column table:style-name="co1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2^[.A1]*[.A2]" office:value-type="float" office:value="0" calcext:value-type="float">
            <text:p>0</text:p>
          </table:table-cell>
          <table:table-cell table:formula="of:=2^[.B1]*[.B2]" office:value-type="float" office:value="2" calcext:value-type="float">
            <text:p>2</text:p>
          </table:table-cell>
          <table:table-cell table:formula="of:=2^[.C1]*[.C2]" office:value-type="float" office:value="4" calcext:value-type="float">
            <text:p>4</text:p>
          </table:table-cell>
          <table:table-cell table:formula="of:=2^[.D1]*[.D2]" office:value-type="float" office:value="0" calcext:value-type="float">
            <text:p>0</text:p>
          </table:table-cell>
          <table:table-cell table:formula="of:=2^[.E1]*[.E2]" office:value-type="float" office:value="0" calcext:value-type="float">
            <text:p>0</text:p>
          </table:table-cell>
          <table:table-cell table:formula="of:=2^[.F1]*[.F2]" office:value-type="float" office:value="0" calcext:value-type="float">
            <text:p>0</text:p>
          </table:table-cell>
          <table:table-cell table:formula="of:=2^[.G1]*[.G2]" office:value-type="float" office:value="0" calcext:value-type="float">
            <text:p>0</text:p>
          </table:table-cell>
          <table:table-cell table:formula="of:=2^[.H1]*[.H2]" office:value-type="float" office:value="128" calcext:value-type="float">
            <text:p>128</text:p>
          </table:table-cell>
          <table:table-cell table:formula="of:=2^[.I1]*[.I2]" office:value-type="float" office:value="256" calcext:value-type="float">
            <text:p>256</text:p>
          </table:table-cell>
          <table:table-cell table:formula="of:=2^[.J1]*[.J2]" office:value-type="float" office:value="512" calcext:value-type="float">
            <text:p>512</text:p>
          </table:table-cell>
          <table:table-cell table:formula="of:=2^[.K1]*[.K2]" office:value-type="float" office:value="1024" calcext:value-type="float">
            <text:p>1024</text:p>
          </table:table-cell>
          <table:table-cell table:formula="of:=2^[.L1]*[.L2]" office:value-type="float" office:value="2048" calcext:value-type="float">
            <text:p>2048</text:p>
          </table:table-cell>
          <table:table-cell table:formula="of:=2^[.M1]*[.M2]" office:value-type="float" office:value="4096" calcext:value-type="float">
            <text:p>4096</text:p>
          </table:table-cell>
          <table:table-cell table:formula="of:=2^[.N1]*[.N2]" office:value-type="float" office:value="8192" calcext:value-type="float">
            <text:p>8192</text:p>
          </table:table-cell>
          <table:table-cell table:formula="of:=2^[.O1]*[.O2]" office:value-type="float" office:value="16384" calcext:value-type="float">
            <text:p>16384</text:p>
          </table:table-cell>
          <table:table-cell table:formula="of:=2^[.P1]*[.P2]" office:value-type="float" office:value="32768" calcext:value-type="float">
            <text:p>32768</text:p>
          </table:table-cell>
          <table:table-cell table:formula="of:=2^[.Q1]*[.Q2]" office:value-type="float" office:value="0" calcext:value-type="float">
            <text:p>0</text:p>
          </table:table-cell>
          <table:table-cell table:formula="of:=2^[.R1]*[.R2]" office:value-type="float" office:value="0" calcext:value-type="float">
            <text:p>0</text:p>
          </table:table-cell>
          <table:table-cell table:formula="of:=2^[.S1]*[.S2]" office:value-type="float" office:value="262144" calcext:value-type="float">
            <text:p>262144</text:p>
          </table:table-cell>
          <table:table-cell table:formula="of:=2^[.T1]*[.T2]" office:value-type="float" office:value="524288" calcext:value-type="float">
            <text:p>524288</text:p>
          </table:table-cell>
          <table:table-cell table:formula="of:=2^[.U1]*[.U2]" office:value-type="float" office:value="1048576" calcext:value-type="float">
            <text:p>1048576</text:p>
          </table:table-cell>
          <table:table-cell table:formula="of:=2^[.V1]*[.V2]" office:value-type="float" office:value="2097152" calcext:value-type="float">
            <text:p>2097152</text:p>
          </table:table-cell>
          <table:table-cell table:formula="of:=2^[.W1]*[.W2]" office:value-type="float" office:value="4194304" calcext:value-type="float">
            <text:p>4194304</text:p>
          </table:table-cell>
          <table:table-cell table:formula="of:=2^[.X1]*[.X2]" office:value-type="float" office:value="8388608" calcext:value-type="float">
            <text:p>8388608</text:p>
          </table:table-cell>
          <table:table-cell table:formula="of:=2^[.Y1]*[.Y2]" office:value-type="float" office:value="0" calcext:value-type="float">
            <text:p>0</text:p>
          </table:table-cell>
          <table:table-cell table:style-name="ce8" table:formula="of:=2^[.Z1]*[.Z2]" office:value-type="float" office:value="33554432" calcext:value-type="float">
            <text:p>33554432</text:p>
          </table:table-cell>
          <table:table-cell table:style-name="ce8" table:formula="of:=2^[.AA1]*[.AA2]" office:value-type="float" office:value="67108864" calcext:value-type="float">
            <text:p>67108864</text:p>
          </table:table-cell>
          <table:table-cell table:style-name="ce8" table:formula="of:=2^[.AB1]*[.AB2]" office:value-type="float" office:value="134217728" calcext:value-type="float">
            <text:p>134217728</text:p>
          </table:table-cell>
          <table:table-cell table:style-name="ce8" table:formula="of:=2^[.AC1]*[.AC2]" office:value-type="float" office:value="268435456" calcext:value-type="float">
            <text:p>268435456</text:p>
          </table:table-cell>
          <table:table-cell table:style-name="ce8" table:formula="of:=2^[.AD1]*[.AD2]" office:value-type="float" office:value="536870912" calcext:value-type="float">
            <text:p>536870912</text:p>
          </table:table-cell>
          <table:table-cell table:style-name="ce8" table:formula="of:=2^[.AE1]*[.AE2]" office:value-type="float" office:value="1073741824" calcext:value-type="float">
            <text:p>1073741824</text:p>
          </table:table-cell>
          <table:table-cell table:style-name="ce8" table:formula="of:=2^[.AF1]*[.AF2]" office:value-type="float" office:value="2147483648" calcext:value-type="float">
            <text:p>2147483648</text:p>
          </table:table-cell>
          <table:table-cell table:formula="of:=SUM([.A3:.AF3])" office:value-type="float" office:value="4277993350" calcext:value-type="float">
            <text:p>4277993350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25"/>
          <table:table-cell table:number-columns-repeated="8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/>
        </table:table-row>
        <table:table-row table:style-name="ro1" table:number-rows-repeated="1048565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 style:data-style-name="N2" text:time-value="20:00:18.477865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5T20:33:29.726706450</dc:date>
    <meta:editing-duration>PT13H7M23S</meta:editing-duration>
    <meta:editing-cycles>94</meta:editing-cycles>
    <meta:generator>LibreOffice/6.1.6.3$Linux_X86_64 LibreOffice_project/10$Build-3</meta:generator>
    <meta:document-statistic meta:table-count="2" meta:cell-count="455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Listings in the comments - http://www.pitonyak.org/oo.php
Sub exportToCSV()
Dim sURL$ As String ' URL of current workbook
Dim FileN As String ' URL of target CSV-file
Dim oCurrentController As Object ' Before save - activate sheet sSheetName
Dim storeParms(2) as new com.sun.star.beans.PropertyValue 
Const sSheetName = "sequence"
   GlobalScope.BasicLibraries.LoadLibrary("Tools") ' Only for GetFileName
   sURL = thisComponent.getURL()
   FileN = GetFileNameWithoutExtension(sURL) &amp; ".csv"
REM Options to StoreTo:
   storeParms(0).Name = "FilterName"
   storeParms(0).Value = "Text - txt - csv (StarCalc)" 
REM See name of your filter vs Listing 5.45: Enumerate all supported filter names.
   storeParms(1).Name = "FilterOptions"
   storeParms(1).Value = "44,34,76,1,,0,true,true,true"
REM About this string see 12.4.6.Loading and saving documents in "OOME_3_0"
   storeParms(2).Name = "Overwrite"
   storeParms(2).Value = True 
REM Activate sheet for export - select "To CSV"
   thisComponent.getCurrentController().setActiveSheet(thisComponent.getSheets().getByName(sSheetName))
REM storeToURL can raises com.sun.star.io.IOException! Only now:
On Error GoTo Errorhandle
REM Export
   thisComponent.storeToURL(FileN,storeParms())
   MsgBox ("No Error Found,Upload file is saved : """ + ConvertFromUrl(FileN) + """.")
Exit Sub

Errorhandle:
    MsgBox ("Modifications Are Not Saved,Upload File Not Generated" &amp; chr(13) _
    &amp; "May be table " &amp; ConvertFromUrl(FileN) &amp; " is open in another window?")
    Exit Sub
    Resume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